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과몰입금지</text:p>
          </table:table-cell>
          <table:table-cell table:style-name="ce19" office:value-type="string" calcext:value-type="string">
            <text:p>Love Too Easily</text:p>
          </table:table-cell>
          <table:table-cell table:style-name="ce19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인터렉티브 무비</text:p>
          </table:table-cell>
          <table:table-cell table:style-name="ce19" office:value-type="string" calcext:value-type="string">
            <text:p>Monster Guide inc.</text:p>
          </table:table-cell>
          <table:table-cell table:style-name="ce19" office:value-type="string" calcext:value-type="string">
            <text:p>MediBang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시의 일기</text:p>
          </table:table-cell>
          <table:table-cell table:style-name="ce19" office:value-type="string" calcext:value-type="string">
            <text:p>Diary of Lucie</text:p>
          </table:table-cell>
          <table:table-cell table:style-name="ce19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</text:p>
          </table:table-cell>
          <table:table-cell table:number-columns-repeated="2" table:style-name="ce19" office:value-type="string" calcext:value-type="string">
            <text:p>Parange Projec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_/" xlink:type="simple">https://store.steampowered.com/app/8148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_/" xlink:type="simple">https://store.steampowered.com/app/14141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_/" xlink:type="simple">https://store.steampowered.com/app/21291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_/" xlink:type="simple">https://store.steampowered.com/app/14941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_/" xlink:type="simple">https://store.steampowered.com/app/19859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_/" xlink:type="simple">https://store.steampowered.com/app/13728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_/" xlink:type="simple">https://store.steampowered.com/app/15872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1인칭 공포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2D, 로그라이트, 횡스크롤 액션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퍼즐 RPG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2D, 미스테리 어드벤처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시뮬레이션, 어드벤처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도서관 배틀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괴물 관리, 로그라이트,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턴제, SRPG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생존, 기지건설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퍼즐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턴 기반 생존 RPG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8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60:list.C61" table:on-update-keep-styles="true" table:on-update-keep-size="false"/>
        <table:database-range table:name="__Anonymous_Sheet_DB__0" table:target-range-address="list.B2:list.H7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00/00/00</text:date>, <text:time style:data-style-name="N2" text:time-value="00:34:07.41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30T00:36:12.591000000</dc:date>
    <meta:editing-duration>PT9H41M6S</meta:editing-duration>
    <meta:editing-cycles>211</meta:editing-cycles>
    <meta:document-statistic meta:table-count="1" meta:cell-count="607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